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25cm" fo:min-width="14.537cm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13.302cm"/>
    </style:style>
    <style:style style:name="gr3" style:family="graphic" style:parent-style-name="standard">
      <style:graphic-properties draw:textarea-horizontal-align="justify" draw:textarea-vertical-align="middle" draw:auto-grow-height="false" fo:min-height="1.425cm" fo:min-width="17.404cm"/>
    </style:style>
    <style:style style:name="gr4" style:family="graphic" style:parent-style-name="standard">
      <style:graphic-properties draw:textarea-horizontal-align="justify" draw:textarea-vertical-align="middle" draw:auto-grow-height="false" fo:min-height="1.425cm" fo:min-width="16.435cm"/>
    </style:style>
    <style:style style:name="gr5" style:family="graphic" style:parent-style-name="standard">
      <style:graphic-properties draw:textarea-horizontal-align="justify" draw:textarea-vertical-align="middle" draw:auto-grow-height="false" fo:min-height="1.425cm" fo:min-width="14.759cm"/>
    </style:style>
    <style:style style:name="gr6" style:family="graphic" style:parent-style-name="standard">
      <style:graphic-properties draw:textarea-horizontal-align="justify" draw:textarea-vertical-align="middle" draw:auto-grow-height="false" fo:min-height="1.425cm" fo:min-width="13.789cm"/>
    </style:style>
    <style:style style:name="gr7" style:family="graphic" style:parent-style-name="standard">
      <style:graphic-properties svg:stroke-color="#7da7d8" draw:fill-color="#ced8e7" draw:textarea-horizontal-align="justify" draw:textarea-vertical-align="middle" draw:auto-grow-height="false" fo:min-height="1.425cm" fo:min-width="17.313cm"/>
    </style:style>
    <style:style style:name="gr8" style:family="graphic" style:parent-style-name="standard">
      <style:graphic-properties svg:stroke-color="#666666" draw:fill-color="#faa61a" draw:textarea-horizontal-align="justify" draw:textarea-vertical-align="middle" draw:auto-grow-height="false" fo:min-height="1.425cm" fo:min-width="17.313cm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1.425cm" fo:min-width="16.852cm"/>
    </style:style>
    <style:style style:name="gr10" style:family="graphic" style:parent-style-name="standard">
      <style:graphic-properties svg:stroke-color="#666666" draw:fill-color="#faa61a" draw:textarea-horizontal-align="justify" draw:textarea-vertical-align="middle" draw:auto-grow-height="false" fo:min-height="1.425cm" fo:min-width="12.595cm"/>
    </style:style>
    <style:style style:name="gr11" style:family="graphic" style:parent-style-name="standard">
      <style:graphic-properties draw:fill-color="#add58a" draw:textarea-horizontal-align="justify" draw:textarea-vertical-align="middle" draw:auto-grow-height="false" fo:min-height="1.425cm" fo:min-width="15.594cm"/>
    </style:style>
    <style:style style:name="gr12" style:family="graphic" style:parent-style-name="standard">
      <style:graphic-properties draw:fill-color="#add58a" draw:textarea-horizontal-align="justify" draw:textarea-vertical-align="middle" draw:auto-grow-height="false" fo:min-height="1.425cm" fo:min-width="15.814cm"/>
    </style:style>
    <style:style style:name="gr13" style:family="graphic" style:parent-style-name="standard">
      <style:graphic-properties draw:textarea-horizontal-align="justify" draw:textarea-vertical-align="middle" draw:auto-grow-height="false" fo:min-height="1.425cm" fo:min-width="13.78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fill-color="#add58a" draw:textarea-vertical-align="middle"/>
    </style:style>
    <style:style style:name="gr16" style:family="graphic" style:parent-style-name="objectwithoutfill">
      <style:graphic-properties svg:stroke-color="#666666" draw:marker-end="Arrow" draw:marker-end-width="0.3cm" draw:fill="none" draw:fill-color="#faa61a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ed8e7"/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-color="#add58a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add58a"/>
      <style:paragraph-properties fo:text-align="center"/>
    </style:style>
    <style:style style:name="P7" style:family="paragraph">
      <loext:graphic-properties draw:fill="none" draw:fill-color="#faa6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15.037cm" svg:height="1.675cm" svg:x="18.003cm" svg:y="3.187cm">
          <text:p text:style-name="P1">marla_CLIENT_REQUEST_READING_METH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13.802cm" svg:height="1.719cm" svg:x="18.62cm" svg:y="0.631cm">
          <text:p text:style-name="P1">marla_CLIENT_REQUEST_READ_FRES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15.037cm" svg:height="1.675cm" svg:x="18.003cm" svg:y="5.719cm">
          <text:p text:style-name="P1">marla_CLIENT_REQUEST_PAST_METH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" draw:id="id12" draw:layer="layout" svg:width="17.904cm" svg:height="1.675cm" svg:x="16.569cm" svg:y="8.252cm">
          <text:p text:style-name="P1">marla_CLIENT_REQUEST_READING_REQUEST_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16.935cm" svg:height="1.675cm" svg:x="17.054cm" svg:y="10.785cm">
          <text:p text:style-name="P1">marla_CLIENT_REQUEST_PAST_REQUEST_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4" draw:id="id14" draw:layer="layout" svg:width="15.259cm" svg:height="1.675cm" svg:x="17.892cm" svg:y="13.317cm">
          <text:p text:style-name="P1">marla_CLIENT_REQUEST_READING_VER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" draw:id="id1" draw:layer="layout" svg:width="14.289cm" svg:height="1.675cm" svg:x="18.377cm" svg:y="15.85cm">
          <text:p text:style-name="P1">marla_CLIENT_REQUEST_READING_FIE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7.813cm" svg:height="1.675cm" svg:x="26.225cm" svg:y="19.146cm">
          <text:p text:style-name="P1">marla_CLIENT_REQUEST_AWAITING_CONTINUE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17.813cm" svg:height="1.675cm" svg:x="1.333cm" svg:y="19.146cm">
          <text:p text:style-name="P1">marla_CLIENT_REQUEST_AWAITING_UPGRADE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5" draw:id="id5" draw:layer="layout" svg:width="17.352cm" svg:height="1.675cm" svg:x="34.918cm" svg:y="22.251cm">
          <text:p text:style-name="P1">marla_CLIENT_REQUEST_READING_REQUEST_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8" draw:id="id8" draw:layer="layout" svg:width="13.095cm" svg:height="1.675cm" svg:x="3.692cm" svg:y="22.258cm">
          <text:p text:style-name="P1">marla_CLIENT_REQUEST_WEBSO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" draw:id="id4" draw:layer="layout" svg:width="16.094cm" svg:height="1.675cm" svg:x="17.645cm" svg:y="22.251cm">
          <text:p text:style-name="P1">marla_CLIENT_REQUEST_READING_CHUNK_SIZ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6" draw:id="id6" draw:layer="layout" svg:width="16.314cm" svg:height="1.675cm" svg:x="17.535cm" svg:y="24.653cm">
          <text:p text:style-name="P1">marla_CLIENT_REQUEST_READING_CHUNK_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7" draw:id="id7" draw:layer="layout" svg:width="14.286cm" svg:height="1.675cm" svg:x="18.549cm" svg:y="28.278cm">
          <text:p text:style-name="P1">marla_CLIENT_REQUEST_DONE_REA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25.521cm" svg:y1="17.525cm" svg:x2="10.239cm" svg:y2="19.146cm" draw:start-shape="id1" draw:end-shape="id2" svg:d="M25521 17525v810h-15282v811" svg:viewBox="0 0 15283 1622">
          <text:p/>
        </draw:connector>
        <draw:connector draw:style-name="gr14" draw:text-style-name="P5" draw:layer="layout" svg:x1="25.521cm" svg:y1="17.525cm" svg:x2="35.131cm" svg:y2="19.146cm" draw:start-shape="id1" draw:end-shape="id3" svg:d="M25521 17525v810h9610v811" svg:viewBox="0 0 9611 1622">
          <text:p/>
        </draw:connector>
        <draw:connector draw:style-name="gr14" draw:text-style-name="P5" draw:layer="layout" svg:x1="35.131cm" svg:y1="20.821cm" svg:x2="25.692cm" svg:y2="22.251cm" draw:start-shape="id3" draw:end-shape="id4" svg:d="M35131 20821v714h-9439v716" svg:viewBox="0 0 9440 1431">
          <text:p/>
        </draw:connector>
        <draw:connector draw:style-name="gr14" draw:text-style-name="P5" draw:layer="layout" svg:x1="35.131cm" svg:y1="20.821cm" svg:x2="43.594cm" svg:y2="22.251cm" draw:start-shape="id3" draw:end-shape="id5" svg:d="M35131 20821v714h8463v716" svg:viewBox="0 0 8464 1431">
          <text:p/>
        </draw:connector>
        <draw:connector draw:style-name="gr15" draw:text-style-name="P6" draw:layer="layout" draw:type="line" svg:x1="25.692cm" svg:y1="23.926cm" svg:x2="25.692cm" svg:y2="24.653cm" draw:start-shape="id4" draw:end-shape="id6" svg:d="M25692 23926v727" svg:viewBox="0 0 1 728">
          <text:p/>
        </draw:connector>
        <draw:connector draw:style-name="gr14" draw:text-style-name="P5" draw:layer="layout" svg:x1="25.692cm" svg:y1="26.328cm" svg:x2="25.692cm" svg:y2="28.278cm" draw:start-shape="id6" draw:end-shape="id7" svg:d="M25692 26328v1950" svg:viewBox="0 0 1 1951">
          <text:p/>
        </draw:connector>
        <draw:connector draw:style-name="gr14" draw:text-style-name="P5" draw:layer="layout" draw:type="line" svg:x1="43.594cm" svg:y1="23.926cm" svg:x2="32.835cm" svg:y2="29.115cm" draw:start-shape="id5" draw:start-glue-point="2" draw:end-shape="id7" svg:d="M43594 23926l-10759 5189" svg:viewBox="0 0 10760 5190">
          <text:p/>
        </draw:connector>
        <draw:connector draw:style-name="gr16" draw:text-style-name="P7" draw:layer="layout" draw:type="line" svg:x1="10.239cm" svg:y1="20.821cm" svg:x2="10.239cm" svg:y2="22.258cm" draw:start-shape="id2" draw:start-glue-point="2" draw:end-shape="id8" draw:end-glue-point="0" svg:d="M10239 20821v1437" svg:viewBox="0 0 1 1438">
          <text:p/>
        </draw:connector>
        <draw:connector draw:style-name="gr14" draw:text-style-name="P5" draw:layer="layout" draw:type="line" svg:x1="25.521cm" svg:y1="2.35cm" svg:x2="25.521cm" svg:y2="3.187cm" draw:start-shape="id9" draw:end-shape="id10" svg:d="M25521 2350v837" svg:viewBox="0 0 1 838">
          <text:p/>
        </draw:connector>
        <draw:connector draw:style-name="gr14" draw:text-style-name="P5" draw:layer="layout" draw:type="line" svg:x1="25.521cm" svg:y1="4.862cm" svg:x2="25.521cm" svg:y2="5.719cm" draw:start-shape="id10" draw:end-shape="id11" draw:end-glue-point="0" svg:d="M25521 4862v857" svg:viewBox="0 0 1 858">
          <text:p/>
        </draw:connector>
        <draw:connector draw:style-name="gr14" draw:text-style-name="P5" draw:layer="layout" draw:type="line" svg:x1="25.521cm" svg:y1="7.394cm" svg:x2="25.521cm" svg:y2="8.252cm" draw:start-shape="id11" draw:end-shape="id12" draw:end-glue-point="0" svg:d="M25521 7394v858" svg:viewBox="0 0 1 859">
          <text:p/>
        </draw:connector>
        <draw:connector draw:style-name="gr14" draw:text-style-name="P5" draw:layer="layout" draw:type="line" svg:x1="25.521cm" svg:y1="9.927cm" svg:x2="25.521cm" svg:y2="10.785cm" draw:start-shape="id12" draw:end-shape="id13" svg:d="M25521 9927v858" svg:viewBox="0 0 1 859">
          <text:p/>
        </draw:connector>
        <draw:connector draw:style-name="gr14" draw:text-style-name="P5" draw:layer="layout" draw:type="line" svg:x1="25.521cm" svg:y1="12.46cm" svg:x2="25.521cm" svg:y2="13.317cm" draw:start-shape="id13" draw:end-shape="id14" draw:end-glue-point="0" svg:d="M25521 12460v857" svg:viewBox="0 0 1 858">
          <text:p/>
        </draw:connector>
        <draw:connector draw:style-name="gr14" draw:text-style-name="P5" draw:layer="layout" draw:type="line" svg:x1="25.521cm" svg:y1="14.992cm" svg:x2="25.521cm" svg:y2="15.85cm" draw:start-shape="id14" draw:end-shape="id1" draw:end-glue-point="0" svg:d="M25521 14992v858" svg:viewBox="0 0 1 859">
          <text:p/>
        </draw:connector>
        <draw:connector draw:style-name="gr14" draw:text-style-name="P5" draw:layer="layout" draw:type="line" svg:x1="10.239cm" svg:y1="23.933cm" svg:x2="18.549cm" svg:y2="29.115cm" draw:start-shape="id8" draw:start-glue-point="2" draw:end-shape="id7" svg:d="M10239 23933l8310 5182" svg:viewBox="0 0 8311 51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3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7:11:34.810844457</meta:creation-date>
    <dc:date>2018-02-14T20:13:52.516063779</dc:date>
    <meta:editing-duration>PT27M33S</meta:editing-duration>
    <meta:editing-cycles>3</meta:editing-cycles>
    <meta:generator>LibreOffice/5.4.4.2$Linux_X86_64 LibreOffice_project/40$Build-2</meta:generator>
    <meta:document-statistic meta:object-count="29"/>
  </office:meta>
</office:document-meta>
</file>